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166" officeooo:paragraph-rsid="0001a166"/>
    </style:style>
    <style:style style:name="P2" style:family="paragraph" style:parent-style-name="Standard">
      <style:text-properties officeooo:rsid="0001a585" officeooo:paragraph-rsid="0001a585"/>
    </style:style>
    <style:style style:name="P3" style:family="paragraph" style:parent-style-name="Standard">
      <style:text-properties officeooo:rsid="0001a585" officeooo:paragraph-rsid="00046740"/>
    </style:style>
    <style:style style:name="P4" style:family="paragraph" style:parent-style-name="Standard">
      <style:text-properties officeooo:rsid="0001a585" officeooo:paragraph-rsid="00335d11"/>
    </style:style>
    <style:style style:name="P5" style:family="paragraph" style:parent-style-name="Standard">
      <style:text-properties officeooo:rsid="000405d8" officeooo:paragraph-rsid="000405d8"/>
    </style:style>
    <style:style style:name="P6" style:family="paragraph" style:parent-style-name="Standard">
      <style:text-properties officeooo:rsid="00046740" officeooo:paragraph-rsid="00046740"/>
    </style:style>
    <style:style style:name="P7" style:family="paragraph" style:parent-style-name="Standard">
      <style:text-properties style:text-underline-style="solid" style:text-underline-width="auto" style:text-underline-color="font-color" fo:font-weight="bold" officeooo:rsid="0001a166" officeooo:paragraph-rsid="0001a166" style:font-weight-asian="bold" style:font-weight-complex="bold"/>
    </style:style>
    <style:style style:name="P8" style:family="paragraph" style:parent-style-name="Standard">
      <style:text-properties officeooo:rsid="000d29f3" officeooo:paragraph-rsid="000d29f3"/>
    </style:style>
    <style:style style:name="P9" style:family="paragraph" style:parent-style-name="Standard">
      <style:text-properties fo:font-weight="bold" officeooo:rsid="000d29f3" officeooo:paragraph-rsid="000d29f3" style:font-weight-asian="bold" style:font-weight-complex="bold"/>
    </style:style>
    <style:style style:name="P10" style:family="paragraph" style:parent-style-name="Standard">
      <style:text-properties fo:font-weight="bold" officeooo:rsid="000d29f3" officeooo:paragraph-rsid="001c47eb" style:font-weight-asian="bold" style:font-weight-complex="bold"/>
    </style:style>
    <style:style style:name="P11" style:family="paragraph" style:parent-style-name="Standard">
      <style:text-properties fo:font-weight="bold" officeooo:rsid="0001a585" officeooo:paragraph-rsid="000405d8" style:font-weight-asian="bold" style:font-weight-complex="bold"/>
    </style:style>
    <style:style style:name="P12" style:family="paragraph" style:parent-style-name="Standard">
      <style:text-properties fo:font-weight="bold" officeooo:rsid="0001a585" officeooo:paragraph-rsid="0001a585" style:font-weight-asian="bold" style:font-weight-complex="bold"/>
    </style:style>
    <style:style style:name="P13" style:family="paragraph" style:parent-style-name="Standard">
      <style:text-properties fo:font-weight="bold" officeooo:rsid="001b7ba1" officeooo:paragraph-rsid="001b7ba1" style:font-weight-asian="bold" style:font-weight-complex="bold"/>
    </style:style>
    <style:style style:name="P14" style:family="paragraph" style:parent-style-name="Standard">
      <style:text-properties fo:font-weight="bold" officeooo:rsid="001c47eb" officeooo:paragraph-rsid="001c47eb" style:font-weight-asian="bold" style:font-weight-complex="bold"/>
    </style:style>
    <style:style style:name="P15" style:family="paragraph" style:parent-style-name="Standard">
      <style:text-properties fo:font-weight="bold" officeooo:rsid="00335d11" officeooo:paragraph-rsid="00335d11" style:font-weight-asian="bold" style:font-weight-complex="bold"/>
    </style:style>
    <style:style style:name="P16" style:family="paragraph" style:parent-style-name="Standard">
      <style:text-properties fo:font-weight="bold" officeooo:rsid="0020e2cc" officeooo:paragraph-rsid="0020e2cc" style:font-weight-asian="bold" style:font-weight-complex="bold"/>
    </style:style>
    <style:style style:name="P17" style:family="paragraph" style:parent-style-name="Standard">
      <style:text-properties fo:font-weight="bold" officeooo:rsid="00384e44" officeooo:paragraph-rsid="00384e44" style:font-weight-asian="bold" style:font-weight-complex="bold"/>
    </style:style>
    <style:style style:name="P18" style:family="paragraph" style:parent-style-name="Standard">
      <style:text-properties fo:font-weight="bold" officeooo:rsid="001dd28c" officeooo:paragraph-rsid="001dd28c" style:font-weight-asian="bold" style:font-weight-complex="bold"/>
    </style:style>
    <style:style style:name="P19" style:family="paragraph" style:parent-style-name="Standard">
      <style:text-properties fo:font-weight="bold" officeooo:rsid="0036fedc" officeooo:paragraph-rsid="0036fedc" style:font-weight-asian="bold" style:font-weight-complex="bold"/>
    </style:style>
    <style:style style:name="P20" style:family="paragraph" style:parent-style-name="Standard">
      <style:text-properties fo:font-weight="bold" officeooo:rsid="0039c514" officeooo:paragraph-rsid="0039c514" style:font-weight-asian="bold" style:font-weight-complex="bold"/>
    </style:style>
    <style:style style:name="P21" style:family="paragraph" style:parent-style-name="Standard">
      <style:text-properties fo:font-weight="normal" officeooo:rsid="001b7ba1" officeooo:paragraph-rsid="001b7ba1" style:font-weight-asian="normal" style:font-weight-complex="normal"/>
    </style:style>
    <style:style style:name="P22" style:family="paragraph" style:parent-style-name="Standard">
      <style:text-properties fo:font-weight="normal" officeooo:rsid="001b7ba1" officeooo:paragraph-rsid="001c47eb" style:font-weight-asian="normal" style:font-weight-complex="normal"/>
    </style:style>
    <style:style style:name="P23" style:family="paragraph" style:parent-style-name="Standard">
      <style:text-properties fo:font-weight="normal" officeooo:rsid="001c47eb" officeooo:paragraph-rsid="001c47eb" style:font-weight-asian="normal" style:font-weight-complex="normal"/>
    </style:style>
    <style:style style:name="P24" style:family="paragraph" style:parent-style-name="Standard">
      <style:text-properties fo:font-weight="normal" officeooo:rsid="00279022" officeooo:paragraph-rsid="00279022" style:font-weight-asian="normal" style:font-weight-complex="normal"/>
    </style:style>
    <style:style style:name="P25" style:family="paragraph" style:parent-style-name="Standard">
      <style:text-properties officeooo:rsid="001c47eb" officeooo:paragraph-rsid="001c47eb"/>
    </style:style>
    <style:style style:name="P26" style:family="paragraph" style:parent-style-name="Standard">
      <style:text-properties officeooo:rsid="001c47eb" officeooo:paragraph-rsid="0036fedc"/>
    </style:style>
    <style:style style:name="P27" style:family="paragraph" style:parent-style-name="Standard">
      <style:text-properties officeooo:rsid="001dd28c" officeooo:paragraph-rsid="001dd28c"/>
    </style:style>
    <style:style style:name="P28" style:family="paragraph" style:parent-style-name="Standard">
      <style:text-properties officeooo:rsid="001dd28c" officeooo:paragraph-rsid="001f804e"/>
    </style:style>
    <style:style style:name="P29" style:family="paragraph" style:parent-style-name="Standard">
      <style:text-properties officeooo:rsid="001f804e" officeooo:paragraph-rsid="001f804e"/>
    </style:style>
    <style:style style:name="P30" style:family="paragraph" style:parent-style-name="Standard">
      <style:text-properties officeooo:rsid="000a51c8" officeooo:paragraph-rsid="000a51c8"/>
    </style:style>
    <style:style style:name="P31" style:family="paragraph" style:parent-style-name="Standard">
      <style:text-properties officeooo:rsid="000a51c8" officeooo:paragraph-rsid="001f804e"/>
    </style:style>
    <style:style style:name="P32" style:family="paragraph" style:parent-style-name="Standard">
      <style:text-properties officeooo:rsid="00384e44" officeooo:paragraph-rsid="00384e44"/>
    </style:style>
    <style:style style:name="P33" style:family="paragraph" style:parent-style-name="Standard">
      <style:text-properties fo:font-weight="bold" officeooo:rsid="0036fedc" officeooo:paragraph-rsid="0036fedc" style:font-weight-asian="bold" style:font-weight-complex="bold"/>
    </style:style>
    <style:style style:name="P34" style:family="paragraph" style:parent-style-name="Standard">
      <style:text-properties fo:font-weight="bold" officeooo:rsid="0036fedc" officeooo:paragraph-rsid="0040b993" style:font-weight-asian="bold" style:font-weight-complex="bold"/>
    </style:style>
    <style:style style:name="P35" style:family="paragraph" style:parent-style-name="Standard">
      <style:text-properties fo:font-weight="bold" officeooo:rsid="00384e44" officeooo:paragraph-rsid="00384e44" style:font-weight-asian="bold" style:font-weight-complex="bold"/>
    </style:style>
    <style:style style:name="P36" style:family="paragraph" style:parent-style-name="Standard">
      <style:text-properties fo:font-weight="normal" officeooo:rsid="00384e44" officeooo:paragraph-rsid="00384e44" style:font-weight-asian="normal" style:font-weight-complex="normal"/>
    </style:style>
    <style:style style:name="P37" style:family="paragraph" style:parent-style-name="Standard">
      <style:text-properties fo:font-weight="normal" officeooo:rsid="001c47eb" officeooo:paragraph-rsid="0036fedc" style:font-weight-asian="normal" style:font-weight-complex="normal"/>
    </style:style>
    <style:style style:name="P38" style:family="paragraph" style:parent-style-name="Standard">
      <style:text-properties fo:font-weight="normal" officeooo:rsid="00406631" officeooo:paragraph-rsid="00406631" style:font-weight-asian="normal" style:font-weight-complex="normal"/>
    </style:style>
    <style:style style:name="P39" style:family="paragraph" style:parent-style-name="Standard">
      <style:text-properties fo:font-weight="normal" officeooo:rsid="0040b993" officeooo:paragraph-rsid="0040b993" style:font-weight-asian="normal" style:font-weight-complex="normal"/>
    </style:style>
    <style:style style:name="P40" style:family="paragraph" style:parent-style-name="Standard">
      <style:text-properties fo:font-weight="normal" officeooo:rsid="004104ac" officeooo:paragraph-rsid="004104ac" style:font-weight-asian="normal" style:font-weight-complex="normal"/>
    </style:style>
    <style:style style:name="P41" style:family="paragraph" style:parent-style-name="Standard">
      <style:text-properties officeooo:rsid="001c47eb" officeooo:paragraph-rsid="00384e44"/>
    </style:style>
    <style:style style:name="P42" style:family="paragraph" style:parent-style-name="Standard">
      <style:text-properties officeooo:rsid="001c47eb" officeooo:paragraph-rsid="00406631"/>
    </style:style>
    <style:style style:name="P43" style:family="paragraph" style:parent-style-name="Standard">
      <style:text-properties officeooo:rsid="001c47eb" officeooo:paragraph-rsid="0036fedc"/>
    </style:style>
    <style:style style:name="P44" style:family="paragraph" style:parent-style-name="Standard">
      <style:text-properties officeooo:rsid="00406631" officeooo:paragraph-rsid="00406631"/>
    </style:style>
    <style:style style:name="P45" style:family="paragraph" style:parent-style-name="Standard">
      <style:text-properties officeooo:rsid="004104ac" officeooo:paragraph-rsid="004104ac"/>
    </style:style>
    <style:style style:name="P46" style:family="paragraph" style:parent-style-name="Standard">
      <style:text-properties officeooo:rsid="004104ac" officeooo:paragraph-rsid="00419e66"/>
    </style:style>
    <style:style style:name="P47" style:family="paragraph" style:parent-style-name="Standard">
      <style:text-properties officeooo:rsid="00384e44" officeooo:paragraph-rsid="00419e66"/>
    </style:style>
    <style:style style:name="P48" style:family="paragraph">
      <style:paragraph-properties fo:text-align="center"/>
    </style:style>
    <style:style style:name="P49" style:family="paragraph">
      <style:text-properties style:text-position="-33% 58%"/>
    </style:style>
    <style:style style:name="P50"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046740" style:font-weight-asian="bold" style:font-weight-complex="bold"/>
    </style:style>
    <style:style style:name="T3" style:family="text">
      <style:text-properties fo:font-weight="bold" officeooo:rsid="0036fedc" style:font-weight-asian="bold" style:font-weight-complex="bold"/>
    </style:style>
    <style:style style:name="T4" style:family="text">
      <style:text-properties officeooo:rsid="000405d8"/>
    </style:style>
    <style:style style:name="T5" style:family="text">
      <style:text-properties officeooo:rsid="000b5bcd"/>
    </style:style>
    <style:style style:name="T6" style:family="text">
      <style:text-properties officeooo:rsid="000fdd72"/>
    </style:style>
    <style:style style:name="T7" style:family="text">
      <style:text-properties officeooo:rsid="00169aba"/>
    </style:style>
    <style:style style:name="T8" style:family="text">
      <style:text-properties officeooo:rsid="001861d3"/>
    </style:style>
    <style:style style:name="T9" style:family="text">
      <style:text-properties officeooo:rsid="00195c34"/>
    </style:style>
    <style:style style:name="T10" style:family="text">
      <style:text-properties officeooo:rsid="001b7ba1"/>
    </style:style>
    <style:style style:name="T11" style:family="text">
      <style:text-properties officeooo:rsid="001c47eb"/>
    </style:style>
    <style:style style:name="T12" style:family="text">
      <style:text-properties officeooo:rsid="001dd28c"/>
    </style:style>
    <style:style style:name="T13" style:family="text">
      <style:text-properties officeooo:rsid="001f804e"/>
    </style:style>
    <style:style style:name="T14" style:family="text">
      <style:text-properties officeooo:rsid="0020e2cc"/>
    </style:style>
    <style:style style:name="T15" style:family="text">
      <style:text-properties officeooo:rsid="00243ea2"/>
    </style:style>
    <style:style style:name="T16" style:family="text">
      <style:text-properties officeooo:rsid="00261d6a"/>
    </style:style>
    <style:style style:name="T17" style:family="text">
      <style:text-properties officeooo:rsid="00270396"/>
    </style:style>
    <style:style style:name="T18" style:family="text">
      <style:text-properties officeooo:rsid="0027aa10"/>
    </style:style>
    <style:style style:name="T19" style:family="text">
      <style:text-properties officeooo:rsid="0029a27e"/>
    </style:style>
    <style:style style:name="T20" style:family="text">
      <style:text-properties officeooo:rsid="002c9971"/>
    </style:style>
    <style:style style:name="T21" style:family="text">
      <style:text-properties officeooo:rsid="002cc9c2"/>
    </style:style>
    <style:style style:name="T22" style:family="text">
      <style:text-properties officeooo:rsid="002e9b95"/>
    </style:style>
    <style:style style:name="T23" style:family="text">
      <style:text-properties officeooo:rsid="002f8c99"/>
    </style:style>
    <style:style style:name="T24" style:family="text">
      <style:text-properties officeooo:rsid="0030e769"/>
    </style:style>
    <style:style style:name="T25" style:family="text">
      <style:text-properties officeooo:rsid="00335d11"/>
    </style:style>
    <style:style style:name="T26" style:family="text">
      <style:text-properties fo:font-variant="normal" fo:text-transform="none" fo:color="#222222" style:font-name="arial1" fo:font-size="9pt" fo:letter-spacing="normal" fo:font-style="normal" fo:font-weight="normal" officeooo:rsid="001c47eb"/>
    </style:style>
    <style:style style:name="T27" style:family="text">
      <style:text-properties fo:font-variant="normal" fo:text-transform="none" fo:color="#1155cc" style:font-name="arial1" fo:font-size="9pt" fo:letter-spacing="normal" fo:font-style="normal" fo:font-weight="normal"/>
    </style:style>
    <style:style style:name="T28" style:family="text">
      <style:text-properties officeooo:rsid="003df706"/>
    </style:style>
    <style:style style:name="T29" style:family="text">
      <style:text-properties officeooo:rsid="003f3755"/>
    </style:style>
    <style:style style:name="T30" style:family="text">
      <style:text-properties officeooo:rsid="0040b993"/>
    </style:style>
    <style:style style:name="T31" style:family="text">
      <style:text-properties officeooo:rsid="004104ac"/>
    </style:style>
    <style:style style:name="T32" style:family="text">
      <style:text-properties officeooo:rsid="00419e66"/>
    </style:style>
    <style:style style:name="T33" style:family="text">
      <style:text-properties officeooo:rsid="00438256"/>
    </style:style>
    <style:style style:name="T34" style:family="text">
      <style:text-properties officeooo:rsid="004515c5"/>
    </style:style>
    <style:style style:name="T35" style:family="text">
      <style:text-properties officeooo:rsid="0045b07b"/>
    </style:style>
    <style:style style:name="T36" style:family="text">
      <style:text-properties officeooo:rsid="00474274"/>
    </style:style>
    <style:style style:name="T37" style:family="text">
      <style:text-properties officeooo:rsid="0047f522"/>
    </style:style>
    <style:style style:name="T38" style:family="text">
      <style:text-properties style:text-position="-33% 58%"/>
    </style:style>
    <style:style style:name="T39" style:family="text">
      <style:text-properties fo:font-size="12pt"/>
    </style:style>
    <style:style style:name="T40" style:family="text">
      <style:text-properties style:text-position="-33% 58%" fo:language="en" fo:country="US"/>
    </style:style>
    <style:style style:name="T41" style:family="text">
      <style:text-properties style:text-position="super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fe7f5"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000000"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of of Data</text:p>
      <text:p text:style-name="P1"/>
      <text:p text:style-name="P6">1. Personal Blockchain setup from an existing blockchain</text:p>
      <text:p text:style-name="P6"/>
      <text:p text:style-name="P6"><text:tab/>existing blockchain (secure via proof of work e.g. bitcoin or ethereum(pre mine<text:span text:style-name="T6">d</text:span>))</text:p>
      <text:p text:style-name="P6"><draw:rect text:anchor-type="paragraph" draw:z-index="28" draw:style-name="gr13" draw:text-style-name="P48" svg:width="0.776in" svg:height="0.235in" svg:x="0.3244in" svg:y="0.1256in"><text:p/></draw:rect><draw:rect text:anchor-type="paragraph" draw:z-index="29" draw:style-name="gr13" draw:text-style-name="P48" svg:width="0.776in" svg:height="0.235in" svg:x="1.1in" svg:y="0.1256in"><text:p/></draw:rect><draw:rect text:anchor-type="paragraph" draw:z-index="30" draw:style-name="gr13" draw:text-style-name="P48" svg:width="0.776in" svg:height="0.235in" svg:x="2.6516in" svg:y="0.1256in"><text:p/></draw:rect><draw:rect text:anchor-type="paragraph" draw:z-index="31" draw:style-name="gr13" draw:text-style-name="P48" svg:width="0.776in" svg:height="0.235in" svg:x="1.8756in" svg:y="0.1256in"><text:p/></draw:rect><draw:frame text:anchor-type="paragraph" draw:z-index="32" draw:style-name="gr14" svg:width="1.5051in" svg:height="0.2559in" svg:x="3.5638in" svg:y="0.1571in"><draw:text-box><text:p>Existing blockchain</text:p></draw:text-box></draw:frame></text:p>
      <text:p text:style-name="P6"/>
      <text:p text:style-name="P6"><draw:custom-shape text:anchor-type="paragraph" draw:z-index="33" draw:style-name="gr3" svg:width="0.2713in" svg:height="0.2606in" svg:x="2.0839in" svg:y="0.0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draw:custom-shape text:anchor-type="paragraph" draw:z-index="34" draw:style-name="gr5" draw:text-style-name="P48" svg:width="0.615in" svg:height="0.2398in" svg:x="1.9752in" svg:y="0.0929in"><text:p/><draw:enhanced-geometry svg:viewBox="0 0 21600 21600" draw:type="rectangle" draw:enhanced-path="M 0 0 L 21600 0 21600 21600 0 21600 0 0 Z N"/></draw:custom-shape><draw:custom-shape text:anchor-type="paragraph" draw:z-index="35" draw:style-name="gr5" draw:text-style-name="P48" svg:width="0.615in" svg:height="0.2398in" svg:x="2.5898in" svg:y="0.0929in"><text:p/><draw:enhanced-geometry svg:viewBox="0 0 21600 21600" draw:type="rectangle" draw:enhanced-path="M 0 0 L 21600 0 21600 21600 0 21600 0 0 Z N"/></draw:custom-shape><draw:custom-shape text:anchor-type="paragraph" draw:z-index="36" draw:style-name="gr5" draw:text-style-name="P48" svg:width="0.615in" svg:height="0.2398in" svg:x="3.2043in" svg:y="0.0929in"><text:p/><draw:enhanced-geometry svg:viewBox="0 0 21600 21600" draw:type="rectangle" draw:enhanced-path="M 0 0 L 21600 0 21600 21600 0 21600 0 0 Z N"/></draw:custom-shape><draw:custom-shape text:anchor-type="paragraph" draw:z-index="37" draw:style-name="gr5" draw:text-style-name="P48" svg:width="0.615in" svg:height="0.2398in" svg:x="3.8189in" svg:y="0.0929in"><text:p/><draw:enhanced-geometry svg:viewBox="0 0 21600 21600" draw:type="rectangle" draw:enhanced-path="M 0 0 L 21600 0 21600 21600 0 21600 0 0 Z N"/></draw:custom-shape><draw:custom-shape text:anchor-type="paragraph" draw:z-index="38" draw:style-name="gr5" draw:text-style-name="P48" svg:width="0.615in" svg:height="0.2398in" svg:x="4.4335in" svg:y="0.0929in"><text:p/><draw:enhanced-geometry svg:viewBox="0 0 21600 21600" draw:type="rectangle" draw:enhanced-path="M 0 0 L 21600 0 21600 21600 0 21600 0 0 Z N"/></draw:custom-shape><draw:frame text:anchor-type="paragraph" draw:z-index="48" draw:style-name="gr14" svg:width="2.1976in" svg:height="0.2559in" svg:x="5.2047in" svg:y="0.0945in"><draw:text-box><text:p>e.g. Modus (science sidechain)</text:p></draw:text-box></draw:frame></text:p>
      <text:p text:style-name="P6"><draw:custom-shape text:anchor-type="paragraph" draw:z-index="39" draw:style-name="gr15" svg:width="0.2713in" svg:height="0.2606in" svg:x="2.7819in" svg:y="0.17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draw:custom-shape text:anchor-type="paragraph" draw:z-index="40" draw:style-name="gr12" draw:text-style-name="P48" svg:width="0.3913in" svg:height="0.1461in" svg:x="2.7193in" svg:y="0.0528in"><text:p/><draw:enhanced-geometry svg:viewBox="0 0 21600 21600" draw:type="rectangle" draw:enhanced-path="M 0 0 L 21600 0 21600 21600 0 21600 0 0 Z N"/></draw:custom-shape><draw:custom-shape text:anchor-type="paragraph" draw:z-index="41" draw:style-name="gr12" draw:text-style-name="P48" svg:width="0.3913in" svg:height="0.1461in" svg:x="3.1102in" svg:y="0.0528in"><text:p/><draw:enhanced-geometry svg:viewBox="0 0 21600 21600" draw:type="rectangle" draw:enhanced-path="M 0 0 L 21600 0 21600 21600 0 21600 0 0 Z N"/></draw:custom-shape><draw:custom-shape text:anchor-type="paragraph" draw:z-index="42" draw:style-name="gr12" draw:text-style-name="P48" svg:width="0.3913in" svg:height="0.1461in" svg:x="3.5016in" svg:y="0.0528in"><text:p/><draw:enhanced-geometry svg:viewBox="0 0 21600 21600" draw:type="rectangle" draw:enhanced-path="M 0 0 L 21600 0 21600 21600 0 21600 0 0 Z N"/></draw:custom-shape><draw:custom-shape text:anchor-type="paragraph" draw:z-index="43" draw:style-name="gr12" draw:text-style-name="P48" svg:width="0.3913in" svg:height="0.1461in" svg:x="3.8925in" svg:y="0.0528in"><text:p/><draw:enhanced-geometry svg:viewBox="0 0 21600 21600" draw:type="rectangle" draw:enhanced-path="M 0 0 L 21600 0 21600 21600 0 21600 0 0 Z N"/></draw:custom-shape><draw:custom-shape text:anchor-type="paragraph" draw:z-index="44" draw:style-name="gr12" draw:text-style-name="P48" svg:width="0.3913in" svg:height="0.1461in" svg:x="4.2835in" svg:y="0.0528in"><text:p/><draw:enhanced-geometry svg:viewBox="0 0 21600 21600" draw:type="rectangle" draw:enhanced-path="M 0 0 L 21600 0 21600 21600 0 21600 0 0 Z N"/></draw:custom-shape><draw:custom-shape text:anchor-type="paragraph" draw:z-index="45" draw:style-name="gr12" draw:text-style-name="P48" svg:width="0.3913in" svg:height="0.1461in" svg:x="4.6744in" svg:y="0.0528in"><text:p/><draw:enhanced-geometry svg:viewBox="0 0 21600 21600" draw:type="rectangle" draw:enhanced-path="M 0 0 L 21600 0 21600 21600 0 21600 0 0 Z N"/></draw:custom-shape><draw:custom-shape text:anchor-type="paragraph" draw:z-index="46" draw:style-name="gr12" draw:text-style-name="P48" svg:width="0.3913in" svg:height="0.1461in" svg:x="5.0654in" svg:y="0.0528in"><text:p/><draw:enhanced-geometry svg:viewBox="0 0 21600 21600" draw:type="rectangle" draw:enhanced-path="M 0 0 L 21600 0 21600 21600 0 21600 0 0 Z N"/></draw:custom-shape><draw:custom-shape text:anchor-type="paragraph" draw:z-index="47" draw:style-name="gr12" draw:text-style-name="P48" svg:width="0.3913in" svg:height="0.1461in" svg:x="5.4563in" svg:y="0.0528in"><text:p/><draw:enhanced-geometry svg:viewBox="0 0 21600 21600" draw:type="rectangle" draw:enhanced-path="M 0 0 L 21600 0 21600 21600 0 21600 0 0 Z N"/></draw:custom-shape><draw:frame text:anchor-type="paragraph" draw:z-index="49" draw:style-name="gr14" svg:width="1.5051in" svg:height="0.2559in" svg:x="0.9543in" svg:y="0.0146in"><draw:text-box><text:p>Personal blockchain</text:p></draw:text-box></draw:frame></text:p>
      <text:p text:style-name="P6"><draw:custom-shape text:anchor-type="paragraph" draw:z-index="50" draw:style-name="gr3" svg:width="0.0421in" svg:height="0.2724in" svg:x="3.2874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style-name="gr3" svg:width="0.037in" svg:height="0.2724in" svg:x="4.0362in" svg:y="0.0071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3" svg:width="0.0421in" svg:height="0.2724in" svg:x="4.7882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1"><draw:frame text:anchor-type="paragraph" draw:z-index="53" draw:style-name="gr16" draw:text-style-name="P50" svg:width="3.8953in" svg:height="0.1925in" svg:x="1.5382in" svg:y="0.0457in"><draw:text-box><text:p><text:span text:style-name="T39">e.g. communicates with Dsensor <text:s text:c="4"/>Dprinter <text:s text:c="4"/>Dapps <text:s text:c="2"/></text:span></text:p></draw:text-box></draw:frame></text:p>
      <text:p text:style-name="P1"/>
      <text:p text:style-name="P1"/>
      <text:p text:style-name="P1"/>
      <text:p text:style-name="P4"><text:span text:style-name="T2">2</text:span><text:span text:style-name="T1">.</text:span> Firmware loader <text:span text:style-name="T25">adds </text:span>Dsensor <text:span text:style-name="T25">and recompiles the sensors libraries.</text:span></text:p>
      <text:p text:style-name="P2"/>
      <text:p text:style-name="P4"><text:span text:style-name="T2">3</text:span><text:span text:style-name="T1">.</text:span> When the sensor starts <text:span text:style-name="T25">transaction processing starts</text:span><text:span text:style-name="T26">.</text:span></text:p>
      <text:p text:style-name="P2"/>
      <text:p text:style-name="P11"><text:span text:style-name="T4">4</text:span>. Detail going on inside <text:span text:style-name="T25">sensor</text:span></text:p>
      <text:p text:style-name="P2"/>
      <text:p text:style-name="P5"><text:span text:style-name="T1">4.1</text:span> Dsensor and Personal Blockchain <text:span text:style-name="T25">transaction cycle</text:span></text:p>
      <text:p text:style-name="P2"><draw:frame text:anchor-type="paragraph" draw:z-index="54" draw:style-name="gr6" svg:width="1.8024in" svg:height="0.365in" svg:x="4.4236in" svg:y="0.1189in"><draw:text-box><text:p>Personal blockchain</text:p></draw:text-box></draw:frame></text:p>
      <text:p text:style-name="P3"><draw:frame text:anchor-type="paragraph" draw:z-index="60" draw:style-name="gr19" svg:width="1.5524in" svg:height="0.2961in" svg:x="0.9492in" svg:y="0.1272in"><draw:text-box><text:p>Clock cycle on CPU</text:p></draw:text-box></draw:frame></text:p>
      <text:p text:style-name="P3"><draw:line text:anchor-type="paragraph" draw:z-index="18" draw:style-name="gr1" draw:text-style-name="P48" svg:x1="0.8555in" svg:y1="0.4in" svg:x2="0.8555in" svg:y2="1.5252in"><text:p/></draw:line><draw:line text:anchor-type="paragraph" draw:z-index="19" draw:style-name="gr1" draw:text-style-name="P48" svg:x1="0.8555in" svg:y1="0.4in" svg:x2="2.548in" svg:y2="0.4102in"><text:p/></draw:line><draw:line text:anchor-type="paragraph" draw:z-index="20" draw:style-name="gr1" draw:text-style-name="P48" svg:x1="2.548in" svg:y1="0.4102in" svg:x2="2.5327in" svg:y2="1.5087in"><text:p/></draw:line><draw:line text:anchor-type="paragraph" draw:z-index="21" draw:style-name="gr1" draw:text-style-name="P48" svg:x1="0.8555in" svg:y1="1.5252in" svg:x2="1.5791in" svg:y2="1.5252in"><text:p/></draw:line><draw:line text:anchor-type="paragraph" draw:z-index="22" draw:style-name="gr1" draw:text-style-name="P48" svg:x1="1.8091in" svg:y1="1.5091in" svg:x2="2.5327in" svg:y2="1.5091in"><text:p/></draw:line><draw:line text:anchor-type="paragraph" draw:z-index="23" draw:style-name="gr1" draw:text-style-name="P48" svg:x1="1.5894in" svg:y1="1.3634in" svg:x2="1.5846in" svg:y2="1.6551in"><text:p/></draw:line><draw:line text:anchor-type="paragraph" draw:z-index="24" draw:style-name="gr1" draw:text-style-name="P48" svg:x1="1.8138in" svg:y1="1.4465in" svg:x2="1.8138in" svg:y2="1.5665in"><text:p/></draw:line><draw:custom-shape text:anchor-type="paragraph" draw:z-index="25"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6" draw:style-name="gr4" svg:width="0.6098in" svg:height="0.3843in" svg:x="2.7354in" svg:y="0.4209in"><draw:text-box><text:p>Dsensor library</text:p></draw:text-box></draw:frame><draw:custom-shape text:anchor-type="paragraph" draw:z-index="27" draw:style-name="gr12" draw:text-style-name="P48" svg:width="0.6567in" svg:height="2.776in" svg:x="4.7681in" svg:y="0.0827in"><text:p/><draw:enhanced-geometry svg:viewBox="0 0 21600 21600" draw:type="rectangle" draw:enhanced-path="M 0 0 L 21600 0 21600 21600 0 21600 0 0 Z N"/></draw:custom-shape></text:p>
      <text:p text:style-name="P3"><draw:frame text:anchor-type="paragraph" draw:z-index="55" draw:style-name="gr11" svg:width="0.9634in" svg:height="0.7677in" svg:x="3.6575in" svg:y="0.1083in"><draw:text-box><text:p>Times stamp/ pubic/private key transaction</text:p></draw:text-box></draw:frame><draw:frame text:anchor-type="paragraph" draw:z-index="56" draw:style-name="gr11" svg:width="0.9634in" svg:height="1.3425in" svg:x="5.6209in" svg:y="0.0626in"><draw:text-box><text:p>Latest time </text:p><text:p/><text:p/><text:p>Block hash generated from proof of stake hashing </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8">4.1.1 Public/Private Key Handshake</text:p>
      <text:p text:style-name="P28"><text:soft-page-break/>A normal blockchain transaction <text:span text:style-name="T15">is </text:span>between two peers involves the exchange of public key and a proof of work calculation <text:span text:style-name="T15">to </text:span>verify the necessary funds <text:span text:style-name="T15">are available</text:span>. <text:s/>The Dsensor library is a Peer to Sensor handsha<text:span text:style-name="T15">ke</text:span> of public keys. <text:s/>While the sensor is not a human, it contains a proof of data library that can only verify the authenticity of sensor data on each electronic cycle if a mathematic theorem has completed. <text:s/>Such mathematics are referred to as SNARK's See paper <text:a xlink:type="simple" xlink:href="http://eprint.iacr.org/2013/507.pdf"><text:span text:style-name="T13">http://eprint.iacr.org/2013/507.pdf</text:span></text:a><text:span text:style-name="T13"> <text:s/>This is deeply complex mathematics combined with electronics and the goal is to implement such code to make up a Dsensor firmware library</text:span>.</text:p>
      <text:p text:style-name="P27"/>
      <text:p text:style-name="P28">Such work is also being researched at <text:span text:style-name="T13">http://www.prismmodelchecker.org/lectures/pmc/ </text:span><text:a xlink:type="simple" xlink:href="http://www.veriware.org/"><text:span text:style-name="T13">http://www.veriware.org/</text:span></text:a><text:span text:style-name="T13"> <text:s/>http://www.cs.ox.ac.uk/marta.kwiatkowska/</text:span></text:p>
      <text:p text:style-name="P27"/>
      <text:p text:style-name="P29">Some of these idea will be implemented to provide analysis of the practical deployment and their success <text:span text:style-name="T15">in</text:span> establishing trust in the sensor data based on mathematics.</text:p>
      <text:p text:style-name="P29"/>
      <text:p text:style-name="P27"/>
      <text:p text:style-name="P12"><draw:frame text:anchor-type="paragraph" draw:z-index="11" draw:style-name="gr6" svg:width="1.8024in" svg:height="0.365in" svg:x="4.8665in" svg:y="0.1016in"><draw:text-box><text:p>Personal blockchain</text:p></draw:text-box></draw:frame><text:span text:style-name="T4">4.2</text:span> Detail going on inside <text:span text:style-name="T25">sensor</text:span></text:p>
      <text:p text:style-name="P2"><draw:frame text:anchor-type="paragraph" draw:z-index="4" draw:style-name="gr2" svg:width="1.776in" svg:height="0.3961in" svg:x="0.8764in" svg:y="0.1591in"><draw:text-box><text:p>One transaction cycle</text:p></draw:text-box></draw:frame></text:p>
      <text:p text:style-name="P2"><draw:frame text:anchor-type="paragraph" draw:z-index="17" draw:style-name="gr11" draw:text-style-name="P49" svg:width="1.2453in" svg:height="0.6949in" svg:x="3.3398in" svg:y="2.3898in"><draw:text-box><text:p><text:span text:style-name="T38">Time and voltage data converts to temperature.</text:span></text:p><text:p><text:span text:style-name="T38">Theorem completed</text:span></text:p></draw:text-box></draw:frame><draw:frame text:anchor-type="paragraph" draw:z-index="16" draw:style-name="gr9" draw:text-style-name="P49" svg:width="0.9122in" svg:height="0.3287in" svg:x="3.511in" svg:y="1.9783in"><draw:text-box><text:p><text:span text:style-name="T38">101010101110101</text:span></text:p></draw:text-box></draw:frame><draw:frame text:anchor-type="paragraph" draw:z-index="14" draw:style-name="gr9" draw:text-style-name="P49" svg:width="0.9122in" svg:height="1.1571in" svg:x="3.4854in" svg:y="0.6134in"><draw:text-box><text:p><text:span text:style-name="T38">00110000001100010010111100110000001100010010111100110010001100000011000100110100</text:span></text:p></draw:text-box></draw:frame><draw:frame text:anchor-type="paragraph" draw:z-index="13" draw:style-name="gr8" svg:width="1.6933in" svg:height="0.3441in" svg:x="5.5161in" svg:y="0.1445in"><draw:text-box><text:p>Data on blockchain</text:p></draw:text-box></draw:frame><draw:custom-shape text:anchor-type="paragraph" draw:z-index="10" draw:style-name="gr5" draw:text-style-name="P48" svg:width="0.6567in" svg:height="2.776in" svg:x="4.7681in" svg:y="0.0827in"><text:p/><draw:enhanced-geometry svg:viewBox="0 0 21600 21600" draw:type="rectangle" draw:enhanced-path="M 0 0 L 21600 0 21600 21600 0 21600 0 0 Z N"/></draw:custom-shape><draw:frame text:anchor-type="paragraph" draw:z-index="12" draw:style-name="gr7" svg:width="1.3177in" svg:height="0.3488in" svg:x="3.6783in" svg:y="0.1354in"><draw:text-box><text:p>Data raw</text:p></draw:text-box></draw:frame><draw:frame text:anchor-type="paragraph" draw:z-index="9" draw:style-name="gr4" svg:width="0.6098in" svg:height="0.3843in" svg:x="2.7354in" svg:y="0.4209in"><draw:text-box><text:p>Dsensor library</text:p></draw:text-box></draw:frame><draw:custom-shape text:anchor-type="paragraph" draw:z-index="8"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1" draw:text-style-name="P48" svg:x1="1.8138in" svg:y1="1.4465in" svg:x2="1.8138in" svg:y2="1.5665in"><text:p/></draw:line><draw:line text:anchor-type="paragraph" draw:z-index="6" draw:style-name="gr1" draw:text-style-name="P48" svg:x1="1.5894in" svg:y1="1.3634in" svg:x2="1.5846in" svg:y2="1.6551in"><text:p/></draw:line><draw:line text:anchor-type="paragraph" draw:z-index="5" draw:style-name="gr1" draw:text-style-name="P48" svg:x1="1.8091in" svg:y1="1.5091in" svg:x2="2.5327in" svg:y2="1.5091in"><text:p/></draw:line><draw:line text:anchor-type="paragraph" draw:z-index="3" draw:style-name="gr1" draw:text-style-name="P48" svg:x1="0.8555in" svg:y1="1.5252in" svg:x2="1.5791in" svg:y2="1.5252in"><text:p/></draw:line><draw:line text:anchor-type="paragraph" draw:z-index="2" draw:style-name="gr1" draw:text-style-name="P48" svg:x1="2.548in" svg:y1="0.4102in" svg:x2="2.5327in" svg:y2="1.5087in"><text:p/></draw:line><draw:line text:anchor-type="paragraph" draw:z-index="1" draw:style-name="gr1" draw:text-style-name="P48" svg:x1="0.8555in" svg:y1="0.4in" svg:x2="2.548in" svg:y2="0.4102in"><text:p/></draw:line><draw:line text:anchor-type="paragraph" draw:z-index="0" draw:style-name="gr1" draw:text-style-name="P48" svg:x1="0.8555in" svg:y1="0.4in" svg:x2="0.8555in" svg:y2="1.5252in"><text:p/></draw:line></text:p>
      <text:p text:style-name="P2"/>
      <text:p text:style-name="P2"><draw:frame text:anchor-type="paragraph" draw:z-index="59" draw:style-name="gr18" draw:text-style-name="P49" svg:width="1.0213in" svg:height="1.3921in" svg:x="5.5945in" svg:y="0.0252in"><draw:text-box><text:p><text:span text:style-name="T38">Sensor address</text:span></text:p><text:p><text:span text:style-name="T38">Pervious blockhash</text:span></text:p><text:p><text:span text:style-name="T38">Proof of stake</text:span></text:p><text:p><text:span text:style-name="T38">Transaction id</text:span></text:p><text:p><text:span text:style-name="T38">Hash of data</text:span></text:p><text:p><text:span text:style-name="T38">Data location 3</text:span><text:span text:style-name="T41">rd</text:span><text:span text:style-name="T38"> party</text:span></text:p></draw:text-box></draw:frame></text:p>
      <text:p text:style-name="P2"><draw:frame text:anchor-type="paragraph" draw:z-index="57" draw:style-name="gr17" svg:width="1.063in" svg:height="0.3843in" svg:x="1.3244in" svg:y="0.0016in"><draw:text-box><text:p>Including math theorem</text:p></draw:text-box></draw:frame></text:p>
      <text:p text:style-name="P2"/>
      <text:p text:style-name="P2"/>
      <text:p text:style-name="P2"/>
      <text:p text:style-name="P2"/>
      <text:p text:style-name="P2"/>
      <text:p text:style-name="P2"/>
      <text:p text:style-name="P2"><draw:frame text:anchor-type="paragraph" draw:z-index="15" draw:style-name="gr10" draw:text-style-name="P49" svg:width="0.7768in" svg:height="0.9067in" svg:x="5.5634in" svg:y="0.1291in"><draw:text-box><text:p><text:span text:style-name="T38">01/01/2014 12:14:58:99</text:span></text:p></draw:text-box></draw:frame><draw:frame text:anchor-type="paragraph" draw:z-index="58" draw:style-name="gr10" draw:text-style-name="P49" svg:width="0.7768in" svg:height="0.9067in" svg:x="6.1717in" svg:y="0.1291in"><draw:text-box><text:p><text:span text:style-name="T38">22c </text:span><text:span text:style-name="T40">Celsius</text:span></text:p></draw:text-box></draw:frame></text:p>
      <text:p text:style-name="P2"/>
      <text:p text:style-name="P2"/>
      <text:p text:style-name="P2"/>
      <text:p text:style-name="P2"/>
      <text:p text:style-name="P2"/>
      <text:p text:style-name="P2"/>
      <text:p text:style-name="P16">4.2.1 Successful data</text:p>
      <text:p text:style-name="P31"><text:span text:style-name="T16">When the </text:span>mathematical the<text:span text:style-name="T5">orem</text:span> <text:span text:style-name="T14">completes this will allow the second part of the Dsensor library to complete a transaction entry with the personal blockchain. <text:s/>This will involve creating a hash of all previous blocks and a hash of the data. <text:s/>The data itself will not be stored with in the personal blockchain but a storage address will be registered. <text:s/>However, the hash of the transaction will prove the data and the data structure was authored via a Dsensor library as the public key handshakes between the sensor and personal blockchain can only come from that process</text:span>.</text:p>
      <text:p text:style-name="P31"/>
      <text:p text:style-name="P16">4.2.2 Access to <text:span text:style-name="T28">a </text:span>Personal Blockchain</text:p>
      <text:p text:style-name="P31">What if no access to <text:span text:style-name="T17">a </text:span>personal blockchain or the current personal blockchain has run out of a new personal block<text:span text:style-name="T7">s</text:span>? <text:s/>ie. Run out of proof of stake from the sidechain?</text:p>
      <text:p text:style-name="P31"/>
      <text:p text:style-name="P31">Data will be store<text:span text:style-name="T28">d</text:span> directly, a different proof of data path will need to be followed. <text:s/>See (coming soon)</text:p>
      <text:p text:style-name="P31"/>
      <text:p text:style-name="P30"/>
      <text:p text:style-name="P9"><text:soft-page-break/></text:p>
      <text:p text:style-name="P13">5 Personal BLOCKCHAIN</text:p>
      <text:p text:style-name="P13"/>
      <text:p text:style-name="P13">5.1 Guiding principals</text:p>
      <text:p text:style-name="P21">The personal blockchain operates its own proof of stake creation of blocks hence hashing and private/public key encryption ledger.</text:p>
      <text:p text:style-name="P21"/>
      <text:p text:style-name="P21">Every 1 minute a new transaction is created, hence 86400 new transactions per 24 hours. <text:s/>Each new 24 hours a new block is created for new sensors.</text:p>
      <text:p text:style-name="P21"/>
      <text:p text:style-name="P24">Proof of stake rights will be required with the <text:span text:style-name="T18">pegged </text:span>sidechain on a daily or more frequent basis.</text:p>
      <text:p text:style-name="P21"/>
      <text:p text:style-name="P21"/>
      <text:p text:style-name="P13">5.2 <text:s/>Effi<text:span text:style-name="T11">ci</text:span>ency of Me<text:span text:style-name="T33">r</text:span>kle Tree</text:p>
      <text:p text:style-name="P23">Each daily block on a personal blockchain will be reduced to a Merkle Root number. <text:s/>How costly in terms of compute power, time and energy will <text:span text:style-name="T19">be investigated</text:span>. <text:s/>Sensor data can be produced a stunning <text:span text:style-name="T19">volumes</text:span> thus in a one minute period this can still add to many megabytes or more. <text:s/>Experiments will be run to provide analysis on the cost benefits of this <text:span text:style-name="T19">procedure</text:span>.</text:p>
      <text:p text:style-name="P22"/>
      <text:p text:style-name="P10"/>
      <text:p text:style-name="P9"><text:span text:style-name="T10">5.3 </text:span>Time to Blockchain notes:</text:p>
      <text:p text:style-name="P8">If the Dsensor library and the Personal Blockchain is synced to the SideChain blockchain then the time syncing between all are aligned thus in theory the data from a sensor could go straight on to the personal blockchain i.e. the sensor time stamping and personal blockchain are valid.</text:p>
      <text:p text:style-name="P8"/>
      <text:p text:style-name="P8">Could a fake Dsensor library be created to create sensor data from an imaginary sensor and still feed straight into a personal blockchain, even if all blockchains are in sync?</text:p>
      <text:p text:style-name="P8"/>
      <text:p text:style-name="P8">Yes, this would be possible but a record of this data has been published on the blockchains thus if subsequent use invalidates it as a data source then the rep<text:span text:style-name="T8">utation</text:span> of this personal data block or <text:span text:style-name="T9">the </text:span>en<text:span text:style-name="T9">tire</text:span> blockchain could be black list<text:span text:style-name="T9">ed</text:span> across the network. <text:s/>It then comes a question of how many and how frequently such fake personal blochchain 'account' can be set up? <text:s/>The cost of setting up a new personal blockchain and its associate proof of stake will have a computation cost and history of a personal blockchain could be use to infer reputation. <text:s/>ie. How often has the data been used. What is length, how regularly is it update etc. (more thinking required)</text:p>
      <text:p text:style-name="P8"/>
      <text:p text:style-name="P14">5.4 Mapping to a Smart Contract</text:p>
      <text:p text:style-name="P25">A Smart Contract <text:span text:style-name="T20">contains the </text:span>terms and conditions <text:span text:style-name="T20">and this will be directly linked to sensor data i.e. the smart contract will have </text:span>access <text:span text:style-name="T20">to monitor a </text:span>Personal Blockchain. <text:s/>This will need to be restricted to the relevant data blocks and transactions <text:span text:style-name="T12">that are relevant to the contract.</text:span> </text:p>
      <text:p text:style-name="P25"/>
      <text:p text:style-name="P14">5.5. Peer to Peer Data Sharing</text:p>
      <text:p text:style-name="P27">Given agreement has been achieved to share data via a smart contract what stops the receiving party making a copy of the data and then reselling it? <text:s/>At a human level, the act of making the sharing on a publicly audit-able blockchain ledger would <text:span text:style-name="T21">allow </text:span>trace<text:span text:style-name="T21">s</text:span> <text:span text:style-name="T21">of </text:span>the sources off<text:span text:style-name="T21">ered</text:span> to those that were list<text:span text:style-name="T21">ed</text:span> access to the data. <text:s/>However, it would be comp<text:span text:style-name="T25">ell</text:span>ing <text:span text:style-name="T21">and better </text:span>to have a <text:span text:style-name="T21">mathematical</text:span> trust mechanism.</text:p>
      <text:p text:style-name="P25"/>
      <text:p text:style-name="P25"/>
      <text:p text:style-name="P14"><text:soft-page-break/>5.6 Peer and Peer to Peer Computation</text:p>
      <text:p text:style-name="P27">An individual peer will hold their own data but it would be an illogical conclusion to think that <text:span text:style-name="T28">each </text:span>peer will also have the ability and skill to create all the Dapps i.e. computation<text:span text:style-name="T22">s</text:span> that could occur on th<text:span text:style-name="T22">e</text:span> data. <text:s/>Traditionally, the data is bundled to a sensor app software <text:span text:style-name="T23">program</text:span> or contributed via the cloud to 'big data processing' with results <text:span text:style-name="T23">being </text:span>display<text:span text:style-name="T23">ed</text:span> back to the peer. <text:s/>The Dapps infrastructure will turn this model on its head. <text:s/><text:span text:style-name="T23">With </text:span>Dapps, <text:span text:style-name="T23">software computation will</text:span> come to the data.</text:p>
      <text:p text:style-name="P27"/>
      <text:p text:style-name="P27">Unlocking value in data often requires the aggregation of many peers <text:span text:style-name="T28">data </text:span>combined with a software algorithm. <text:s/>There is two sides to the argument, the software code owner wants the data but <text:span text:style-name="T24">does</text:span> not want <text:span text:style-name="T24">to give access to the </text:span>source code<text:span text:style-name="T29">(potentially)</text:span>, <text:s/>the peers wants the software but would prefer to have control over their data.</text:p>
      <text:p text:style-name="P27"/>
      <text:p text:style-name="P27">Initial experiments will be performed to see how an enhanced Dapps VM platform can address this big problem.</text:p>
      <text:p text:style-name="P27"/>
      <text:p text:style-name="P15">6. Reference Implementation</text:p>
      <text:p text:style-name="P36">The 31 March <text:span text:style-name="T34">2015</text:span> goal is to deliver a reference implementation making use of the follow hardware and software:</text:p>
      <text:p text:style-name="P37"/>
      <text:p text:style-name="P19">6.1 Sensor</text:p>
      <text:p text:style-name="P38">An established sensor platform will be used to develop the reference implementation around.</text:p>
      <text:p text:style-name="P26"/>
      <text:p text:style-name="P19">6.1.1 Sensor Hardware</text:p>
      <text:p text:style-name="P44">An arduino based project, The Array of Things. <text:s/><text:a xlink:type="simple" xlink:href="http://arrayofthings.github.io/index.html">http://arrayofthings.github.io/index.html</text:a> <text:span text:style-name="T35">architecture will be implemented.</text:span></text:p>
      <text:p text:style-name="P26"/>
      <text:p text:style-name="P19">6.1.2 Sensor software</text:p>
      <text:p text:style-name="P44">The software connecting the electronics to the sensors to the power supply will all be taken directly from the Array of Things Project. <text:s/>http://arrayofthings.github.io/node.html</text:p>
      <text:p text:style-name="P42"/>
      <text:p text:style-name="P34">6.<text:span text:style-name="T30">1.3</text:span> Snark <text:s/><text:span text:style-name="T30">Zero knowledge proof</text:span></text:p>
      <text:p text:style-name="P39">The <text:span text:style-name="T36">D</text:span>sensor library will apply the work done by <text:a xlink:type="simple" xlink:href="http://www.scipr-lab.org/">http://www.scipr-lab.org/</text:a> <text:s/><text:span text:style-name="T37">and apply it to a sensor setup</text:span>. <text:s/>The firmware code library <text:a xlink:type="simple" xlink:href="https://github.com/scipr-lab/libsnark">https://github.com/scipr-lab/libsnark</text:a> <text:s/>will be forked.</text:p>
      <text:p text:style-name="P26"/>
      <text:p text:style-name="P19">6.2 <text:span text:style-name="T30">Personal Blockchain – proof of stake/data</text:span></text:p>
      <text:p text:style-name="P45">The proof of stake models implemented by <text:a xlink:type="simple" xlink:href="http://primecoin.io/bin/">http://primecoin.io/bin/</text:a><text:span text:style-name="T27"> <text:s/>, </text:span><text:a xlink:type="simple" xlink:href="http://www.peercoin.net/">http://www.peercoin.net/</text:a><text:span text:style-name="T27"> and </text:span><text:a xlink:type="simple" xlink:href="http://www.blackcoin.co/">http://www.blackcoin.co/</text:a><text:span text:style-name="T27"> </text:span>will be evolved to establish a proof of data model between a Snark and the Personal blockchain.</text:p>
      <text:p text:style-name="P26"/>
      <text:p text:style-name="P19">6.2.2 Smart contracts ethereum</text:p>
      <text:p text:style-name="P40">Subsequent 'trading' of sensor data will be done via a smart contract. <text:s/>The Ethereum <text:a xlink:type="simple" xlink:href="https://www.ethereum.org/pdfs/EthereumWhitePaper.pdf">https://www.ethereum.org/pdfs/EthereumWhitePaper.pdf</text:a> <text:s/>Dapp platform will be used to built the first smart contract embedding data linked to a personal blockchain and computation application.</text:p>
      <text:p text:style-name="P26"/>
      <text:p text:style-name="P20">6.2.3 Mapping</text:p>
      <text:p text:style-name="P45">A fuzzy logic software application will be written to provide a robust logic that can be expressed in human readable English language.</text:p>
      <text:p text:style-name="P26"><text:line-break/><text:span text:style-name="T3">6.3 User interface</text:span></text:p>
      <text:p text:style-name="P26"><text:soft-page-break/></text:p>
      <text:p text:style-name="P19">6.3.1 HTML5 <text:s/>ethereum Javascript API</text:p>
      <text:p text:style-name="P26"/>
      <text:p text:style-name="P19">6.3.2 Give status of MIST Dapp browser an implementation</text:p>
      <text:p text:style-name="P26"/>
      <text:p text:style-name="P26"/>
      <text:p text:style-name="P17">7. Example</text:p>
      <text:p text:style-name="P46">Lets assume the Array of Things project is rolled out across the whole of Chicago, USA. <text:s/>The street lighting infrastructure <text:span text:style-name="T32">solving</text:span> the power <text:span text:style-name="T32">supply problem and 24 hour communication of the data to the Internet. <text:s/>The final assumption is that they will also have upgraded the sensor firmware to include the Dsensor library and each Chicago citizen has setup their own Personal Blockchain feeding in the environmental pollution sensor data.</text:span></text:p>
      <text:p text:style-name="P46"/>
      <text:p text:style-name="Text_20_body"><text:span text:style-name="T32">One house notices a spike in Nitrogen Oxide on a regular basis. <text:s/>The traffics is then monitored for this period (e.g. be collaborating with </text:span><text:a xlink:type="simple" xlink:href="http://www.veniamworks.com/">http://www.veniamworks.com/</text:a><text:span text:style-name="T27"> </text:span><text:span text:style-name="T32">) and a particular heavy goods vehicle is matched to the time of day the Nitrogen Oxide spikes. This is further confirmed with sensors along this particular vehicles route. <text:s/>The company owning the vehicle is contacted. <text:s/>The company brings the vehicle into their garage for more detailed testing and the those sensors identify the issue and the fault with the vehicle is fixed. <text:s/>This knowledge is then share with the fleet and the vehicle manufacture to reduce pollution.</text:span></text:p>
      <text:p text:style-name="P46"><text:span text:style-name="T32">A block of residents decide to aggregate their Carbon Dioxide (CO2) sensor data. <text:s/>This gives the community the opportunity to participate in Carbon trading. <text:s/>Such carbon trading is being planned for </text:span><text:a xlink:type="simple" xlink:href="http://www.worldbank.org/en/news/press-release/2013/05/29/domestic-carbon-pricing-initiatives-offer-hope-for-future-market"><text:span text:style-name="T32">http://www.worldbank.org/en/news/press-release/2013/05/29/domestic-carbon-pricing-initiatives-offer-hope-for-future-market</text:span></text:a><text:span text:style-name="T32"> . <text:s/>A Dsensor framework enables the inclusion of individual or groups of individuals rather then relying on the centralized trading between big corporations and State organizations.</text:span></text:p>
      <text:p text:style-name="P32"/>
      <text:p text:style-name="P17">8. Network motivation</text:p>
      <text:p text:style-name="P47"><text:span text:style-name="T32">Environment modeling is a big complex</text:span> problem. <text:s/><text:span text:style-name="T32">Current efforts are relying on centralized scientific sensors and computation models sponsored by Governments and business. <text:s/>The Dsensor library provides a grass roots, higher accuracy and inclusive infrastructure to understand the environment and provides a </text:span>p<text:span text:style-name="T31">ractical</text:span> measurement of reality <text:span text:style-name="T32">that opens the opportunity for our economic system to price the real world environment in a trusted manner</text:span>.</text:p>
      <text:p text:style-name="P3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08:49.974823619</meta:creation-date>
    <meta:generator>LibreOffice/4.2.7.2$Linux_X86_64 LibreOffice_project/420m0$Build-2</meta:generator>
    <dc:date>2014-12-18T11:38:43.935463440</dc:date>
    <meta:editing-duration>P1DT3H9M32S</meta:editing-duration>
    <meta:editing-cycles>60</meta:editing-cycles>
    <meta:document-statistic meta:table-count="0" meta:image-count="0" meta:object-count="0" meta:page-count="5" meta:paragraph-count="61" meta:word-count="1528" meta:character-count="9690" meta:non-whitespace-character-count="8172"/>
  </office:meta>
</office:document-meta>
</file>